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Linienspitzen_20_1" draw:marker-end-width="0.3cm" draw:fill="none" draw:textarea-vertical-align="middle"/>
    </style:style>
    <style:style style:name="gr2" style:family="graphic" style:parent-style-name="objectwithoutfill">
      <style:graphic-properties draw:marker-end="Linienspitzen_20_2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2.1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9" style:family="graphic" style:parent-style-name="objectwithoutfill">
      <style:graphic-properties draw:marker-end="Linienspitzen_20_3" draw:marker-end-width="0.3cm" draw:fill="none" draw:textarea-vertical-align="middle"/>
    </style:style>
    <style:style style:name="gr10" style:family="graphic" style:parent-style-name="standard">
      <style:graphic-properties svg:stroke-color="#2a6099" draw:fill="none" draw:textarea-horizontal-align="justify" draw:textarea-vertical-align="middle" draw:auto-grow-height="false" fo:min-height="0.988cm" fo:min-width="0.914cm"/>
    </style:style>
    <style:style style:name="gr11" style:family="graphic" style:parent-style-name="objectwithoutfill">
      <style:graphic-properties draw:marker-end="Linienspitzen_20_6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3cm" fo:min-width="0cm"/>
      <style:paragraph-properties style:writing-mode="lr-tb"/>
    </style:style>
    <style:style style:name="gr13" style:family="graphic" style:parent-style-name="objectwithoutfill">
      <style:graphic-properties svg:stroke-color="#000000" draw:marker-end="Linienspitzen_20_7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.61cm" svg:y1="10.55cm" svg:x2="11.61cm" svg:y2="12.251cm">
          <text:p/>
        </draw:line>
        <draw:line draw:style-name="gr1" draw:text-style-name="P1" draw:layer="layout" svg:x1="11.61cm" svg:y1="14.849cm" svg:x2="11.61cm" svg:y2="16.55cm">
          <text:p/>
        </draw:line>
        <draw:line draw:style-name="gr1" draw:text-style-name="P1" draw:layer="layout" svg:x1="11.61cm" svg:y1="18.251cm" svg:x2="11.61cm" svg:y2="19.952cm">
          <text:p/>
        </draw:line>
        <draw:line draw:style-name="gr1" draw:text-style-name="P1" draw:layer="layout" svg:x1="11.61cm" svg:y1="21.599cm" svg:x2="11.61cm" svg:y2="23.3cm">
          <text:p/>
        </draw:line>
        <draw:line draw:style-name="gr2" draw:text-style-name="P1" draw:layer="layout" svg:x1="9.684cm" svg:y1="13.744cm" svg:x2="6.5cm" svg:y2="13.744cm">
          <text:p/>
        </draw:line>
        <draw:custom-shape draw:style-name="gr3" draw:text-style-name="P2" draw:layer="layout" svg:width="4.25cm" svg:height="1.75cm" svg:x="9.5cm" svg:y="9.15cm">
          <text:p text:style-name="P2">ROM<text:line-break/>Startup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5cm" svg:height="3cm" svg:x="9cm" svg:y="12.251cm">
          <text:p text:style-name="P2">BL activ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2" draw:id="id2" draw:layer="layout" svg:width="4cm" svg:height="2cm" svg:x="9.75cm" svg:y="16.601cm">
          <text:p text:style-name="P2">Flash Startup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2cm" svg:x="9.75cm" svg:y="23.3cm">
          <text:p text:style-name="P2">main(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2cm" svg:x="9.75cm" svg:y="19.952cm">
          <text:p text:style-name="P2">(optional) flash BL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4cm" svg:height="2.25cm" svg:x="2.5cm" svg:y="12.626cm">
          <text:p text:style-name="P2">ROM-BL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853cm" svg:height="0.962cm" svg:x="11.734cm" svg:y="15.251cm">
          <draw:text-box>
            <text:p>n</text:p>
          </draw:text-box>
        </draw:frame>
        <draw:frame draw:style-name="gr8" draw:text-style-name="P3" draw:layer="layout" svg:width="0.82cm" svg:height="0.962cm" svg:x="7.5cm" svg:y="12.588cm">
          <draw:text-box>
            <text:p>y</text:p>
          </draw:text-box>
        </draw:frame>
        <draw:connector draw:style-name="gr9" draw:text-style-name="P1" draw:layer="layout" svg:x1="4.5cm" svg:y1="14.876cm" svg:x2="9.75cm" svg:y2="17.601cm" draw:start-shape="id1" draw:start-glue-point="2" draw:end-shape="id2" draw:end-glue-point="3" svg:d="M4500 14876v2725h5250" svg:viewBox="0 0 5251 2726">
          <text:p/>
        </draw:connector>
        <draw:g>
          <draw:custom-shape draw:style-name="gr10" draw:text-style-name="P1" draw:layer="layout" svg:width="2cm" svg:height="1.75cm" svg:x="3.383cm" svg:y="10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5.027cm" svg:y1="12.421cm" svg:x2="4.772cm" svg:y2="12.56cm">
            <text:p/>
          </draw:line>
        </draw:g>
        <draw:frame draw:style-name="gr12" draw:text-style-name="P5" draw:layer="layout" svg:width="2.691cm" svg:height="1.083cm" svg:x="3.321cm" svg:y="15.382cm">
          <draw:text-box>
            <text:p text:style-name="P4">BL <text:s/>exit</text:p>
          </draw:text-box>
        </draw:frame>
        <draw:custom-shape draw:style-name="gr10" draw:text-style-name="P1" draw:layer="layout" svg:width="2cm" svg:height="1.75cm" svg:x="10.75cm" svg:y="2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1.135cm" svg:y1="25.484cm" svg:x2="11.401cm" svg:y2="25.359cm">
          <text:p/>
        </draw:line>
        <draw:line draw:style-name="gr1" draw:text-style-name="P1" draw:layer="layout" svg:x1="11.61cm" svg:y1="4.149cm" svg:x2="11.61cm" svg:y2="5.85cm">
          <text:p/>
        </draw:line>
        <draw:custom-shape draw:style-name="gr3" draw:text-style-name="P2" draw:layer="layout" svg:width="4.25cm" svg:height="1.75cm" svg:x="9.5cm" svg:y="2.75cm">
          <text:p text:style-name="P2">Power-On / Reset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5.25cm" svg:y1="24.2cm" svg:x2="14cm" svg:y2="24.2cm">
          <text:p/>
        </draw:line>
        <draw:frame draw:style-name="gr14" draw:text-style-name="P3" draw:layer="layout" svg:width="4cm" svg:height="1.75cm" svg:x="15.25cm" svg:y="23.45cm">
          <draw:text-box>
            <text:p>“bad“ SW reset</text:p>
          </draw:text-box>
        </draw:frame>
        <draw:line draw:style-name="gr13" draw:text-style-name="P1" draw:layer="layout" svg:x1="15.25cm" svg:y1="3.55cm" svg:x2="14cm" svg:y2="3.55cm">
          <text:p/>
        </draw:line>
        <draw:frame draw:style-name="gr14" draw:text-style-name="P3" draw:layer="layout" svg:width="4cm" svg:height="1.75cm" svg:x="15.25cm" svg:y="2.8cm">
          <draw:text-box>
            <text:p>“good“ SW reset</text:p>
          </draw:text-box>
        </draw:frame>
        <draw:line draw:style-name="gr1" draw:text-style-name="P1" draw:layer="layout" svg:x1="11.61cm" svg:y1="7.435cm" svg:x2="11.61cm" svg:y2="9.136cm">
          <text:p/>
        </draw:line>
        <draw:custom-shape draw:style-name="gr3" draw:text-style-name="P2" draw:layer="layout" svg:width="4.25cm" svg:height="1.75cm" svg:x="9.5cm" svg:y="5.869cm">
          <text:p text:style-name="P2">HW Initializ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6T08:11:28.883320179</meta:creation-date>
    <dc:date>2022-12-09T13:30:11.323851051</dc:date>
    <meta:editing-duration>PT16M42S</meta:editing-duration>
    <meta:editing-cycles>4</meta:editing-cycles>
    <meta:generator>LibreOffice/7.3.7.2$Linux_X86_64 LibreOffice_project/30$Build-2</meta:generator>
    <meta:document-statistic meta:object-count="28"/>
  </office:meta>
</office:document-meta>
</file>